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5.00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order="0.06pt solid #000000"/>
    </style:style>
    <style:style style:name="ce38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33cc66" fo:border="0.06pt solid #000000"/>
    </style:style>
    <style:style style:name="ce42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3" style:family="table-cell" style:parent-style-name="Default" style:data-style-name="N11">
      <style:table-cell-properties fo:border="0.06pt solid #000000"/>
    </style:style>
    <style:style style:name="ce44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7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0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#33cc66"/>
    </style:style>
    <style:style style:name="ce5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cc66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 style:data-style-name="N0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 style:data-style-name="N0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 style:data-style-name="N108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08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4" table:default-cell-style-name="ce11"/>
        <table:table-column table:style-name="co8" table:number-columns-repeated="3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2" office:value-type="string">
            <text:p>État</text:p>
          </table:table-cell>
          <table:table-cell table:style-name="ce1" office:value-type="string">
            <text:p>Lie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5">
            <text:p>15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5">
            <text:p>15,00 €</text:p>
          </table:table-cell>
          <table:table-cell table:style-name="ce13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2">
          <table:table-cell table:style-name="ce3" office:value-type="string">
            <text:p>BASE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 office:value-type="string">
            <text:p>version à riveter</text:p>
          </table:table-cell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3">
          <table:table-cell table:style-name="ce3" office:value-type="string">
            <text:p>COUPLAGE_Z X4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 office:value-type="string">
            <text:p>4 pièces dans le fichier</text:p>
          </table:table-cell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2 pièces dans le fichier</text:p>
          </table:table-cell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FIX_MOTEUR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3">
          <table:table-cell table:style-name="ce3" office:value-type="string">
            <text:p>MAINTIEN_ECROU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4"/>
          <table:table-cell table:style-name="ce25" office:value-type="float" office:value="4">
            <text:p>4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9"/>
          <table:table-cell table:style-name="ce54" table:number-columns-repeated="1017"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 table:number-columns-repeated="2"/>
          <table:table-cell table:style-name="ce9"/>
          <table:table-cell table:style-name="ce54" table:number-columns-repeated="1017"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nouvelle version, à enfiler sur tube</text:p>
          </table:table-cell>
          <table:table-cell table:style-name="ce3" office:value-type="string">
            <text:p>RETESTER</text:p>
          </table:table-cell>
          <table:table-cell table:style-name="ce9"/>
          <table:table-cell table:style-name="ce54" table:number-columns-repeated="1017"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 table:number-columns-repeated="2"/>
          <table:table-cell table:style-name="ce9"/>
          <table:table-cell table:style-name="ce54" table:number-columns-repeated="1017"/>
        </table:table-row>
        <table:table-row table:style-name="ro3">
          <table:table-cell table:style-name="ce3" office:value-type="string">
            <text:p>TOP_Z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 table:number-columns-repeated="2"/>
          <table:table-cell table:style-name="ce8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 table:number-columns-repeated="2"/>
          <table:table-cell table:style-name="ce8"/>
          <table:table-cell table:style-name="Default" table:number-columns-repeated="1014"/>
          <table:table-cell table:number-columns-repeated="3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3"/>
          <table:table-cell table:style-name="ce33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4">
          <table:table-cell table:style-name="ce5" office:value-type="string">
            <text:p>Kit Sanguinololu + 4 Pololu A4988</text:p>
          </table:table-cell>
          <table:table-cell table:style-name="ce16" office:value-type="currency" office:currency="EUR" office:value="80">
            <text:p>8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7]*[.C27]" office:value-type="currency" office:currency="EUR" office:value="80">
            <text:p>80,00 €</text:p>
          </table:table-cell>
          <table:table-cell table:style-name="ce37" office:value-type="string">
            <text:p>Avec endstops</text:p>
          </table:table-cell>
          <table:table-cell table:style-name="ce37"/>
          <table:table-cell table:style-name="ce5"/>
          <table:table-cell table:number-columns-repeated="1017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19">
            <text:p>19,00 €</text:p>
          </table:table-cell>
          <table:table-cell table:style-name="ce28" office:value-type="float" office:value="1">
            <text:p>1</text:p>
          </table:table-cell>
          <table:table-cell table:style-name="ce16" table:formula="of:=[.B28]*[.C28]" office:value-type="currency" office:currency="EUR" office:value="19">
            <text:p>19,00 €</text:p>
          </table:table-cell>
          <table:table-cell table:style-name="ce38" table:number-columns-repeated="2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29]*[.C29]" office:value-type="currency" office:currency="EUR" office:value="0.42">
            <text:p>0,42 €</text:p>
          </table:table-cell>
          <table:table-cell table:style-name="ce39" office:value-type="string">
            <text:p>pour plateau chauffant</text:p>
          </table:table-cell>
          <table:table-cell table:style-name="ce39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30]*[.C30]" office:value-type="currency" office:currency="EUR" office:value="0.5">
            <text:p>0,50 €</text:p>
          </table:table-cell>
          <table:table-cell table:style-name="ce40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31]*[.C31]" office:value-type="currency" office:currency="EUR" office:value="14.68">
            <text:p>14,68 €</text:p>
          </table:table-cell>
          <table:table-cell table:style-name="ce40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32]*[.C32]" office:value-type="currency" office:currency="EUR" office:value="27">
            <text:p>27,00 €</text:p>
          </table:table-cell>
          <table:table-cell table:style-name="ce39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35">
            <text:p>35,00 €</text:p>
          </table:table-cell>
          <table:table-cell table:style-name="ce16" table:number-columns-repeated="2"/>
          <table:table-cell table:style-name="ce49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2">
            <text:p>2,00 €</text:p>
          </table:table-cell>
          <table:table-cell table:style-name="ce28" office:value-type="float" office:value="1">
            <text:p>1</text:p>
          </table:table-cell>
          <table:table-cell table:style-name="ce16" table:formula="of:=[.B34]*[.C34]" office:value-type="currency" office:currency="EUR" office:value="2">
            <text:p>2,0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Gaîne thermo 2mm</text:p>
          </table:table-cell>
          <table:table-cell table:style-name="ce16" office:value-type="currency" office:currency="EUR" office:value="0.598">
            <text:p>0,60 €</text:p>
          </table:table-cell>
          <table:table-cell table:style-name="ce28" office:value-type="float" office:value="0.2">
            <text:p>0,2</text:p>
          </table:table-cell>
          <table:table-cell table:style-name="ce16" table:formula="of:=[.B35]*[.C35]" office:value-type="currency" office:currency="EUR" office:value="0.1196">
            <text:p>0,12 €</text:p>
          </table:table-cell>
          <table:table-cell table:style-name="ce16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6]*[.C36]" office:value-type="currency" office:currency="EUR" office:value="1.5">
            <text:p>1,5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7]*[.C37]" office:value-type="currency" office:currency="EUR" office:value="3">
            <text:p>3,0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38]*[.C38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16"/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16" office:value-type="currency" office:currency="EUR" office:value="7.19">
            <text:p>7,19 €</text:p>
          </table:table-cell>
          <table:table-cell table:style-name="ce28" office:value-type="float" office:value="3">
            <text:p>3</text:p>
          </table:table-cell>
          <table:table-cell table:style-name="ce16" table:formula="of:=[.B39]*[.C39]" office:value-type="currency" office:currency="EUR" office:value="21.57">
            <text:p>21,57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6" office:value-type="string">
            <text:p>Domino 2,5mm² 2 pôles</text:p>
          </table:table-cell>
          <table:table-cell table:style-name="ce16"/>
          <table:table-cell table:style-name="ce28" office:value-type="float" office:value="1">
            <text:p>1</text:p>
          </table:table-cell>
          <table:table-cell table:style-name="ce16"/>
          <table:table-cell table:style-name="ce16" office:value-type="string">
            <text:p>pour raccord arrivée 12V</text:p>
          </table:table-cell>
          <table:table-cell table:style-name="ce16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41]*[.C41]" office:value-type="currency" office:currency="EUR" office:value="1">
            <text:p>1,00 €</text:p>
          </table:table-cell>
          <table:table-cell table:style-name="ce16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42]*[.C42]" office:value-type="currency" office:currency="EUR" office:value="2.9">
            <text:p>2,9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2.15">
            <text:p>2,15 €</text:p>
          </table:table-cell>
          <table:table-cell table:style-name="ce28" office:value-type="float" office:value="6">
            <text:p>6</text:p>
          </table:table-cell>
          <table:table-cell table:style-name="ce16" table:formula="of:=[.B43]*[.C43]" office:value-type="currency" office:currency="EUR" office:value="12.9">
            <text:p>12,90 €</text:p>
          </table:table-cell>
          <table:table-cell table:style-name="ce39" table:number-columns-repeated="2"/>
          <table:table-cell table:style-name="ce6" office:value-type="string">
            <text:p><text:a xlink:href="http://www.ebay.fr/itm/10W-Arcol-Aluminium-Clad-Wirewound-Resistor-3R3-3-3R-/290789880732?pt=UK_BOI_Electrical_Components_Supplies_ET&amp;hash=item43b46d739c#ht_1651wt_900" xlink:type="simple">http://www.ebay.fr/itm/10W-Arcol-Aluminium-Clad-Wirewound-Resistor-3R3-3-3R-/290789880732?pt=UK_BOI_Electrical_Components_Supplies_ET&amp;hash=item43b46d739c#ht_1651wt_900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 table:number-columns-repeated="2"/>
          <table:table-cell table:style-name="ce33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10">
            <text:p>10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40">
            <text:p>40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8]*[.C48]" office:value-type="currency" office:currency="EUR" office:value="1">
            <text:p>1,00 €</text:p>
          </table:table-cell>
          <table:table-cell table:style-name="ce39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39"/>
          <table:table-cell table:style-name="ce6"/>
          <table:table-cell table:number-columns-repeated="1017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49]*[.C49]" office:value-type="currency" office:currency="EUR" office:value="0">
            <text:p>0,00 €</text:p>
          </table:table-cell>
          <table:table-cell table:style-name="ce39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39"/>
          <table:table-cell table:style-name="ce6"/>
          <table:table-cell table:number-columns-repeated="1017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50]*[.C50]" office:value-type="currency" office:currency="EUR" office:value="0">
            <text:p>0,00 €</text:p>
          </table:table-cell>
          <table:table-cell table:style-name="ce39" office:value-type="string">
            <text:p>1x70mm (alimentation 220V)</text:p>
          </table:table-cell>
          <table:table-cell table:style-name="ce39"/>
          <table:table-cell table:style-name="ce6"/>
          <table:table-cell table:number-columns-repeated="1017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1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16" office:value-type="currency" office:currency="EUR" office:value="9">
            <text:p>9,00 €</text:p>
          </table:table-cell>
          <table:table-cell table:style-name="ce27" office:value-type="float" office:value="2">
            <text:p>2</text:p>
          </table:table-cell>
          <table:table-cell table:style-name="ce16" table:formula="of:=[.B52]*[.C52]" office:value-type="currency" office:currency="EUR" office:value="18">
            <text:p>18,00 €</text:p>
          </table:table-cell>
          <table:table-cell table:style-name="ce42" table:number-columns-repeated="2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Plaque alu 3mm</text:p>
          </table:table-cell>
          <table:table-cell table:style-name="ce16" office:value-type="currency" office:currency="EUR" office:value="8.25">
            <text:p>8,25 €</text:p>
          </table:table-cell>
          <table:table-cell table:style-name="ce27" office:value-type="float" office:value="1">
            <text:p>1</text:p>
          </table:table-cell>
          <table:table-cell table:style-name="ce16" table:formula="of:=[.B53]*[.C53]" office:value-type="currency" office:currency="EUR" office:value="8.25">
            <text:p>8,25 €</text:p>
          </table:table-cell>
          <table:table-cell table:style-name="ce43" office:value-type="string">
            <text:p>210x210mm et 73x70mm</text:p>
          </table:table-cell>
          <table:table-cell table:style-name="ce43"/>
          <table:table-cell table:style-name="ce50"/>
          <table:table-cell table:style-name="ce56" table:number-columns-repeated="1014"/>
          <table:table-cell table:number-columns-repeated="3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4]*[.C54]" office:value-type="currency" office:currency="EUR" office:value="10.08">
            <text:p>10,08 €</text:p>
          </table:table-cell>
          <table:table-cell table:style-name="ce42" table:number-columns-repeated="2"/>
          <table:table-cell table:style-name="ce5"/>
          <table:table-cell table:number-columns-repeated="1017"/>
        </table:table-row>
        <table:table-row table:style-name="ro7">
          <table:table-cell table:style-name="ce5" office:value-type="string">
            <text:p>Arbre alu 8mm 1000mm AWMP-08</text:p>
          </table:table-cell>
          <table:table-cell table:style-name="ce16" office:value-type="currency" office:currency="EUR" office:value="8.19">
            <text:p>8,19 €</text:p>
          </table:table-cell>
          <table:table-cell table:style-name="ce27" office:value-type="float" office:value="2">
            <text:p>2</text:p>
          </table:table-cell>
          <table:table-cell table:style-name="ce16" table:formula="of:=[.B55]*[.C55]" office:value-type="currency" office:currency="EUR" office:value="16.38">
            <text:p>16,38 €</text:p>
          </table:table-cell>
          <table:table-cell table:style-name="ce44" office:value-type="string">
            <text:p>2x420mm (axe Y)</text:p>
            <text:p>2x315mm (axe X)</text:p>
          </table:table-cell>
          <table:table-cell table:style-name="ce44"/>
          <table:table-cell table:style-name="ce5"/>
          <table:table-cell table:number-columns-repeated="1017"/>
        </table:table-row>
        <table:table-row table:style-name="ro7">
          <table:table-cell table:style-name="ce5" office:value-type="string">
            <text:p>T5 timing belt 1m</text:p>
          </table:table-cell>
          <table:table-cell table:style-name="ce16" office:value-type="currency" office:currency="EUR" office:value="1.1362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56]*[.C56]" office:value-type="currency" office:currency="EUR" office:value="2.2724">
            <text:p>2,27 €</text:p>
          </table:table-cell>
          <table:table-cell table:style-name="ce45" office:value-type="string">
            <text:p>1x870mm (axe Y)</text:p>
            <text:p>1x580mm (axe X)</text:p>
          </table:table-cell>
          <table:table-cell table:style-name="ce45"/>
          <table:table-cell table:style-name="ce5"/>
          <table:table-cell table:style-name="ce56" table:number-columns-repeated="1014"/>
          <table:table-cell table:number-columns-repeated="3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57]*[.C57]" office:value-type="currency" office:currency="EUR" office:value="0.9">
            <text:p>0,90 €</text:p>
          </table:table-cell>
          <table:table-cell table:style-name="ce37" table:number-columns-repeated="2"/>
          <table:table-cell table:style-name="ce5"/>
          <table:table-cell table:style-name="ce56" table:number-columns-repeated="1014"/>
          <table:table-cell table:number-columns-repeated="3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7">
            <text:p>7</text:p>
          </table:table-cell>
          <table:table-cell table:style-name="ce16" table:formula="of:=[.B58]*[.C58]" office:value-type="currency" office:currency="EUR" office:value="2.42788">
            <text:p>2,43 €</text:p>
          </table:table-cell>
          <table:table-cell table:style-name="ce44" office:value-type="string">
            <text:p>plateau, extrudeur et axe Z</text:p>
          </table:table-cell>
          <table:table-cell table:style-name="ce44"/>
          <table:table-cell table:style-name="ce5"/>
          <table:table-cell table:number-columns-repeated="1017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9]*[.C59]" office:value-type="currency" office:currency="EUR" office:value="1.5">
            <text:p>1,50 €</text:p>
          </table:table-cell>
          <table:table-cell table:style-name="ce37" table:number-columns-repeated="2"/>
          <table:table-cell table:style-name="ce5"/>
          <table:table-cell table:style-name="Default"/>
          <table:table-cell table:number-columns-repeated="1016"/>
        </table:table-row>
        <table:table-row table:style-name="ro3">
          <table:table-cell table:style-name="ce4" office:value-type="string">
            <text:p>Visserie</text:p>
          </table:table-cell>
          <table:table-cell table:style-name="ce15"/>
          <table:table-cell table:style-name="ce26"/>
          <table:table-cell table:style-name="ce15"/>
          <table:table-cell table:style-name="ce41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3">
          <table:table-cell table:style-name="ce5" office:value-type="string">
            <text:p>Clou 1x20mm</text:p>
          </table:table-cell>
          <table:table-cell table:style-name="ce16" office:value-type="currency" office:currency="EUR" office:value="0.01">
            <text:p>0,01 €</text:p>
          </table:table-cell>
          <table:table-cell table:style-name="ce27" office:value-type="float" office:value="110">
            <text:p>110</text:p>
          </table:table-cell>
          <table:table-cell table:style-name="ce16" table:formula="of:=[.B61]*[.C61]" office:value-type="currency" office:currency="EUR" office:value="1.1">
            <text:p>1,10 €</text:p>
          </table:table-cell>
          <table:table-cell table:style-name="ce46" office:value-type="string">
            <text:p>assemblage mallette</text:p>
          </table:table-cell>
          <table:table-cell table:style-name="ce46"/>
          <table:table-cell table:style-name="ce5"/>
          <table:table-cell table:number-columns-repeated="1017"/>
        </table:table-row>
        <table:table-row table:style-name="ro8">
          <table:table-cell table:style-name="ce8" office:value-type="string">
            <text:p>M3x20</text:p>
          </table:table-cell>
          <table:table-cell table:style-name="ce18" office:value-type="currency" office:currency="EUR" office:value="0.007">
            <text:p>0,007 €</text:p>
          </table:table-cell>
          <table:table-cell table:style-name="ce30" office:value-type="float" office:value="18">
            <text:p>18</text:p>
          </table:table-cell>
          <table:table-cell table:style-name="ce16" table:formula="of:=[.B62]*[.C62]" office:value-type="currency" office:currency="EUR" office:value="0.126">
            <text:p>0,13 €</text:p>
          </table:table-cell>
          <table:table-cell table:style-name="ce8" office:value-type="string">
            <text:p>4 (alim)</text:p>
            <text:p>4 (sanguinololu)</text:p>
            <text:p>10 (résistances plateau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40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12">
            <text:p>12</text:p>
          </table:table-cell>
          <table:table-cell table:style-name="ce16" table:formula="of:=[.B63]*[.C63]" office:value-type="currency" office:currency="EUR" office:value="0.252">
            <text:p>0,25 €</text:p>
          </table:table-cell>
          <table:table-cell table:style-name="ce8" office:value-type="string">
            <text:p>8 (base Z)</text:p>
            <text:p>4 (ressort-plateau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15</text:p>
          </table:table-cell>
          <table:table-cell table:style-name="ce18" office:value-type="currency" office:currency="EUR" office:value="0.009">
            <text:p>0,009 €</text:p>
          </table:table-cell>
          <table:table-cell table:style-name="ce30" office:value-type="float" office:value="8">
            <text:p>8</text:p>
          </table:table-cell>
          <table:table-cell table:style-name="ce16" table:formula="of:=[.B64]*[.C64]" office:value-type="currency" office:currency="EUR" office:value="0.072">
            <text:p>0,07 €</text:p>
          </table:table-cell>
          <table:table-cell table:style-name="ce8" office:value-type="string">
            <text:p>4 (chariot Y)</text:p>
            <text:p>4 (serrage poulies alu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60</text:p>
          </table:table-cell>
          <table:table-cell table:style-name="ce18" office:value-type="currency" office:currency="EUR" office:value="0.056">
            <text:p>0,056 €</text:p>
          </table:table-cell>
          <table:table-cell table:style-name="ce30" office:value-type="float" office:value="5">
            <text:p>5</text:p>
          </table:table-cell>
          <table:table-cell table:style-name="ce16" table:formula="of:=[.B65]*[.C65]" office:value-type="currency" office:currency="EUR" office:value="0.28">
            <text:p>0,28 €</text:p>
          </table:table-cell>
          <table:table-cell table:style-name="ce8" office:value-type="string">
            <text:p>4 (moteur Y)</text:p>
            <text:p>1 (réglage pression extrudeur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9">
          <table:table-cell table:style-name="ce8" office:value-type="string">
            <text:p>M3x20</text:p>
          </table:table-cell>
          <table:table-cell table:style-name="ce18" office:value-type="currency" office:currency="EUR" office:value="0.013">
            <text:p>0,013 €</text:p>
          </table:table-cell>
          <table:table-cell table:style-name="ce30" office:value-type="float" office:value="30">
            <text:p>30</text:p>
          </table:table-cell>
          <table:table-cell table:style-name="ce16" table:formula="of:=[.B66]*[.C66]" office:value-type="currency" office:currency="EUR" office:value="0.39">
            <text:p>0,39 €</text:p>
          </table:table-cell>
          <table:table-cell table:style-name="ce8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3">
          <table:table-cell table:style-name="ce8" office:value-type="string">
            <text:p>M3x3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67]*[.C67]" office:value-type="currency" office:currency="EUR" office:value="0.092">
            <text:p>0,09 €</text:p>
          </table:table-cell>
          <table:table-cell table:style-name="ce8" office:value-type="string">
            <text:p>maintien écrous M8 prisonniers axe Z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8">
          <table:table-cell table:style-name="ce8" office:value-type="string">
            <text:p>M3x4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68]*[.C68]" office:value-type="currency" office:currency="EUR" office:value="0.092">
            <text:p>0,09 €</text:p>
          </table:table-cell>
          <table:table-cell table:style-name="ce8" office:value-type="string">
            <text:p>2 (moteur extrudeur)</text:p>
            <text:p>1 (articulation extrudeur)</text:p>
            <text:p>1 (réglage hauteur Z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3">
          <table:table-cell table:style-name="ce8" office:value-type="string">
            <text:p>M3x12</text:p>
          </table:table-cell>
          <table:table-cell table:style-name="ce18" office:value-type="currency" office:currency="EUR" office:value="0.012">
            <text:p>0,012 €</text:p>
          </table:table-cell>
          <table:table-cell table:style-name="ce30" office:value-type="float" office:value="2">
            <text:p>2</text:p>
          </table:table-cell>
          <table:table-cell table:style-name="ce16" table:formula="of:=[.B69]*[.C69]" office:value-type="currency" office:currency="EUR" office:value="0.024">
            <text:p>0,02 €</text:p>
          </table:table-cell>
          <table:table-cell table:style-name="ce8" office:value-type="string">
            <text:p>fixation extrudeur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10</text:p>
          </table:table-cell>
          <table:table-cell table:style-name="ce18" office:value-type="currency" office:currency="EUR" office:value="0.011">
            <text:p>0,011 €</text:p>
          </table:table-cell>
          <table:table-cell table:style-name="ce30" office:value-type="float" office:value="12">
            <text:p>12</text:p>
          </table:table-cell>
          <table:table-cell table:style-name="ce16" table:formula="of:=[.B70]*[.C70]" office:value-type="currency" office:currency="EUR" office:value="0.132">
            <text:p>0,13 €</text:p>
          </table:table-cell>
          <table:table-cell table:style-name="ce8" office:value-type="string">
            <text:p>8 (moteurs Z)</text:p>
            <text:p>4 (fixation guidages X sur pièces imprimées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Ecroux nylstop M3</text:p>
          </table:table-cell>
          <table:table-cell table:style-name="ce18" office:value-type="currency" office:currency="EUR" office:value="0.01">
            <text:p>0,010 €</text:p>
          </table:table-cell>
          <table:table-cell table:style-name="ce30" office:value-type="float" office:value="21">
            <text:p>21</text:p>
          </table:table-cell>
          <table:table-cell table:style-name="ce16" table:formula="of:=[.B71]*[.C71]" office:value-type="currency" office:currency="EUR" office:value="0.21">
            <text:p>0,21 €</text:p>
          </table:table-cell>
          <table:table-cell table:style-name="ce8" office:value-type="string">
            <text:p>20 (chariot X)</text:p>
            <text:p>1 (réglage Z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4">
          <table:table-cell table:style-name="ce8" office:value-type="string">
            <text:p>Ecroux M3</text:p>
          </table:table-cell>
          <table:table-cell table:style-name="ce18" office:value-type="currency" office:currency="EUR" office:value="0.004">
            <text:p>0,004 €</text:p>
          </table:table-cell>
          <table:table-cell table:style-name="ce30" office:value-type="float" office:value="50">
            <text:p>50</text:p>
          </table:table-cell>
          <table:table-cell table:style-name="ce16" table:formula="of:=[.B72]*[.C72]" office:value-type="currency" office:currency="EUR" office:value="0.2">
            <text:p>0,20 €</text:p>
          </table:table-cell>
          <table:table-cell table:style-name="ce47" table:number-columns-repeated="2"/>
          <table:table-cell table:style-name="ce5"/>
          <table:table-cell table:number-columns-repeated="1017"/>
        </table:table-row>
        <table:table-row table:style-name="ro4">
          <table:table-cell table:style-name="ce8" office:value-type="string">
            <text:p>Ecrous M8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6">
            <text:p>6</text:p>
          </table:table-cell>
          <table:table-cell table:style-name="ce16" table:formula="of:=[.B73]*[.C73]" office:value-type="currency" office:currency="EUR" office:value="0.126">
            <text:p>0,13 €</text:p>
          </table:table-cell>
          <table:table-cell table:style-name="ce47" table:number-columns-repeated="2"/>
          <table:table-cell table:style-name="ce5"/>
          <table:table-cell table:number-columns-repeated="1017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 table:formula="of:=[.B74]*[.C74]" office:value-type="currency" office:currency="EUR" office:value="0">
            <text:p>0,00 €</text:p>
          </table:table-cell>
          <table:table-cell table:style-name="ce17" office:value-type="string">
            <text:p>prisonniers axe Z</text:p>
          </table:table-cell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/>
          <table:table-cell table:style-name="ce16"/>
          <table:table-cell table:style-name="ce17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5" office:value-type="string">
            <text:p>Tige filetée M8 inox A2 roulée 1m</text:p>
          </table:table-cell>
          <table:table-cell table:style-name="ce16" office:value-type="currency" office:currency="EUR" office:value="3">
            <text:p>3,00 €</text:p>
          </table:table-cell>
          <table:table-cell table:style-name="ce27" office:value-type="float" office:value="1">
            <text:p>1</text:p>
          </table:table-cell>
          <table:table-cell table:style-name="ce16" table:formula="of:=[.B76]*[.C76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3"/>
          <table:table-cell table:style-name="ce51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3">
          <table:table-cell table:style-name="ce5" office:value-type="string">
            <text:p>Tube alu 12mm x1m</text:p>
          </table:table-cell>
          <table:table-cell table:style-name="ce16" office:value-type="currency" office:currency="EUR" office:value="3.05">
            <text:p>3,05 €</text:p>
          </table:table-cell>
          <table:table-cell table:style-name="ce27" office:value-type="float" office:value="2">
            <text:p>2</text:p>
          </table:table-cell>
          <table:table-cell table:style-name="ce16" table:formula="of:=[.B78]*[.C78]" office:value-type="currency" office:currency="EUR" office:value="6.1">
            <text:p>6,10 €</text:p>
          </table:table-cell>
          <table:table-cell table:style-name="ce17" office:value-type="string">
            <text:p>4x410mm (axe Z)</text:p>
          </table:table-cell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1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80]*[.C80]" office:value-type="currency" office:currency="EUR" office:value="12.44">
            <text:p>12,44 €</text:p>
          </table:table-cell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81]*[.C81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82]*[.C82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83]*[.C83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84]*[.C84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85]*[.C85]" office:value-type="currency" office:currency="EUR" office:value="6.32">
            <text:p>6,32 €</text:p>
          </table:table-cell>
          <table:table-cell table:style-name="ce6" table:number-columns-repeated="3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86]*[.C86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/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87]*[.C87]" office:value-type="currency" office:currency="EUR" office:value="2.42">
            <text:p>2,42 €</text:p>
          </table:table-cell>
          <table:table-cell table:style-name="ce9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88]*[.C88]" office:value-type="currency" office:currency="EUR" office:value="1.5">
            <text:p>1,50 €</text:p>
          </table:table-cell>
          <table:table-cell table:style-name="ce43" office:value-type="string">
            <text:p>support plateau</text:p>
          </table:table-cell>
          <table:table-cell table:style-name="ce43"/>
          <table:table-cell table:style-name="ce50"/>
          <table:table-cell table:style-name="ce56" table:number-columns-repeated="1014"/>
          <table:table-cell table:number-columns-repeated="3"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88])" office:value-type="currency" office:currency="EUR" office:value="343.93588">
            <text:p>343,94 €</text:p>
          </table:table-cell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89]+[.D90]" office:value-type="currency" office:currency="EUR" office:value="353.93588">
            <text:p>353,94 €</text:p>
          </table:table-cell>
          <table:table-cell table:number-columns-repeated="1020"/>
        </table:table-row>
        <table:table-row table:style-name="ro3" table:number-rows-repeated="1048478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ICHE_PREPA" table:style-name="ta1">
        <table:table-column table:style-name="co1" table:default-cell-style-name="ce11"/>
        <table:table-column table:style-name="co3" table:default-cell-style-name="ce32"/>
        <table:table-column table:style-name="co5" table:default-cell-style-name="ce11"/>
        <table:table-column table:style-name="co6" table:default-cell-style-name="ce11"/>
        <table:table-column table:style-name="co8" table:number-columns-repeated="1014" table:default-cell-style-name="ce11"/>
        <table:table-column table:style-name="co8" table:number-columns-repeated="6" table:default-cell-style-name="Default"/>
        <table:table-row table:style-name="ro2">
          <table:table-cell table:style-name="ce1" office:value-type="string">
            <text:p>Informations de vente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Facture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Assemblage du kit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Couleur des pièces imprimées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Paiement reçu ?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Donations effectuées ?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Notes spéciales</text:p>
          </table:table-cell>
          <table:table-cell table:style-name="ce61" table:number-columns-spanned="2" table:number-rows-spanned="1"/>
          <table:covered-table-cell table:style-name="ce63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60"/>
          <table:table-cell table:style-name="ce62"/>
          <table:table-cell table:style-name="ce64" table:number-columns-repeated="2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1">
          <table:table-cell table:style-name="ce1" office:value-type="string">
            <text:p>Produit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2" office:value-type="string">
            <text:p>É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èces imprimées PLA</text:p>
          </table:table-cell>
          <table:table-cell table:style-name="ce24" office:value-type="float" office:value="1">
            <text:p>1</text:p>
          </table:table-cell>
          <table:table-cell table:style-name="ce13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3" office:value-type="string">
            <text:p>BASE_Z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3" office:value-type="string">
            <text:p>CHARIOT_Y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3" office:value-type="string">
            <text:p>COIN_3MM</text:p>
          </table:table-cell>
          <table:table-cell table:style-name="ce25" office:value-type="float" office:value="8">
            <text:p>8</text:p>
          </table:table-cell>
          <table:table-cell table:style-name="ce3" office:value-type="string">
            <text:p>version à rivet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COUPLAGE_Z X4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4 pièces dans le fichi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ETIQUETTE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EXTRUDEUR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2 pièces dans le fichi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FIX_CHARIOT_X</text:p>
          </table:table-cell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FIX_MOTEUR_Z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JOUE_608ZZ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MAINTIEN_ECROU_M8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MOLETTE</text:p>
          </table:table-cell>
          <table:table-cell table:style-name="ce25" office:value-type="float" office:value="10">
            <text:p>10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PLAQUE_ARRIER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RANGEMENT_PORTIQUE</text:p>
          </table:table-cell>
          <table:table-cell table:style-name="ce25" office:value-type="float" office:value="4">
            <text:p>4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RETOUR_Y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ANGUINOLOLU_CAS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ANGUINOLOLU_TOP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UPPORT_AXE_X_DROIT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9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UPPORT_AXE_X_GAUCH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AXE_Y</text:p>
          </table:table-cell>
          <table:table-cell table:style-name="ce25" office:value-type="float" office:value="4">
            <text:p>4</text:p>
          </table:table-cell>
          <table:table-cell table:style-name="ce3" table:number-columns-repeated="2"/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ENDSTOP_Z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nouvelle version, à enfiler sur tube</text:p>
          </table:table-cell>
          <table:table-cell table:style-name="ce3" office:value-type="string">
            <text:p>RETESTER</text:p>
          </table:table-cell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FAN_X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TOP_Z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Default" table:number-columns-repeated="1014"/>
          <table:table-cell table:number-columns-repeated="6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Default" table:number-columns-repeated="1014"/>
          <table:table-cell table:number-columns-repeated="6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26"/>
          <table:table-cell table:style-name="ce15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5" office:value-type="string">
            <text:p>Kit Sanguinololu + 4 Pololu A4988</text:p>
          </table:table-cell>
          <table:table-cell table:style-name="ce27" office:value-type="float" office:value="1">
            <text:p>1</text:p>
          </table:table-cell>
          <table:table-cell table:style-name="ce37" office:value-type="string">
            <text:p>Avec endstops</text:p>
          </table:table-cell>
          <table:table-cell table:style-name="ce37"/>
          <table:table-cell table:number-columns-repeated="1020"/>
        </table:table-row>
        <table:table-row table:style-name="ro3">
          <table:table-cell table:style-name="ce6" office:value-type="string">
            <text:p>Alimentation 12V 120W</text:p>
          </table:table-cell>
          <table:table-cell table:style-name="ce28" office:value-type="float" office:value="1">
            <text:p>1</text:p>
          </table:table-cell>
          <table:table-cell table:style-name="ce38" table:number-columns-repeated="2"/>
          <table:table-cell table:number-columns-repeated="1020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28" office:value-type="float" office:value="1">
            <text:p>1</text:p>
          </table:table-cell>
          <table:table-cell table:style-name="ce39" office:value-type="string">
            <text:p>pour plateau chauffant</text:p>
          </table:table-cell>
          <table:table-cell table:style-name="ce39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28" office:value-type="float" office:value="1">
            <text:p>1</text:p>
          </table:table-cell>
          <table:table-cell table:style-name="ce40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Moteur NEMA14</text:p>
          </table:table-cell>
          <table:table-cell table:style-name="ce28" office:value-type="float" office:value="2">
            <text:p>2</text:p>
          </table:table-cell>
          <table:table-cell table:style-name="ce40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Moteur NEMA17</text:p>
          </table:table-cell>
          <table:table-cell table:style-name="ce28" office:value-type="float" office:value="3">
            <text:p>3</text:p>
          </table:table-cell>
          <table:table-cell table:style-name="ce3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Hot end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Cordon secteur IEC mâle 2m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Gaîne thermo 2mm</text:p>
          </table:table-cell>
          <table:table-cell table:style-name="ce28" office:value-type="float" office:value="0.2">
            <text:p>0,2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Interrupteur à bascule</text:p>
          </table:table-cell>
          <table:table-cell table:style-name="ce28" office:value-type="float" office:value="2">
            <text:p>2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Fusible 1A 5x20mm</text:p>
          </table:table-cell>
          <table:table-cell table:style-name="ce28" office:value-type="float" office:value="2">
            <text:p>2</text:p>
          </table:table-cell>
          <table:table-cell table:style-name="ce16" office:value-type="string">
            <text:p>dont un de secours</text:p>
          </table:table-cell>
          <table:table-cell table:style-name="ce1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28" office:value-type="float" office:value="3">
            <text:p>3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Domino 2,5mm² 2 pôles</text:p>
          </table:table-cell>
          <table:table-cell table:style-name="ce28" office:value-type="float" office:value="1">
            <text:p>1</text:p>
          </table:table-cell>
          <table:table-cell table:style-name="ce16" office:value-type="string">
            <text:p>pour raccord arrivée 12V</text:p>
          </table:table-cell>
          <table:table-cell table:style-name="ce1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Résistance de puissance 3,3ohms 10W</text:p>
          </table:table-cell>
          <table:table-cell table:style-name="ce28" office:value-type="float" office:value="6">
            <text:p>6</text:p>
          </table:table-cell>
          <table:table-cell table:style-name="ce3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26"/>
          <table:table-cell table:style-name="ce15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29" office:value-type="float" office:value="2">
            <text:p>2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29" office:value-type="float" office:value="10">
            <text:p>1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29" office:value-type="float" office:value="40">
            <text:p>4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5">
          <table:table-cell table:style-name="ce6" office:value-type="string">
            <text:p>Câble RJ45 </text:p>
          </table:table-cell>
          <table:table-cell table:style-name="ce28" office:value-type="float" office:value="2">
            <text:p>2</text:p>
          </table:table-cell>
          <table:table-cell table:style-name="ce39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39"/>
          <table:table-cell table:number-columns-repeated="1020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28" office:value-type="float" office:value="2.5">
            <text:p>2,5</text:p>
          </table:table-cell>
          <table:table-cell table:style-name="ce39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39"/>
          <table:table-cell table:number-columns-repeated="1020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28" office:value-type="float" office:value="0.1">
            <text:p>0,1</text:p>
          </table:table-cell>
          <table:table-cell table:style-name="ce39" office:value-type="string">
            <text:p>1x70mm (alimentation 220V)</text:p>
          </table:table-cell>
          <table:table-cell table:style-name="ce39"/>
          <table:table-cell table:number-columns-repeated="1020"/>
        </table:table-row>
        <table:table-row table:style-name="ro3">
          <table:table-cell table:style-name="ce4" office:value-type="string">
            <text:p>Mécaniqu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27" office:value-type="float" office:value="2">
            <text:p>2</text:p>
          </table:table-cell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Plaque alu 3mm</text:p>
          </table:table-cell>
          <table:table-cell table:style-name="ce27" office:value-type="float" office:value="1">
            <text:p>1</text:p>
          </table:table-cell>
          <table:table-cell table:style-name="ce43" office:value-type="string">
            <text:p>210x210mm et 73x70mm</text:p>
          </table:table-cell>
          <table:table-cell table:style-name="ce43"/>
          <table:table-cell table:style-name="ce56" table:number-columns-repeated="1014"/>
          <table:table-cell table:number-columns-repeated="6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27" office:value-type="float" office:value="8">
            <text:p>8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table-cell table:style-name="ce5" office:value-type="string">
            <text:p>Arbre alu 8mm 1000mm AWMP-08</text:p>
          </table:table-cell>
          <table:table-cell table:style-name="ce27" office:value-type="float" office:value="2">
            <text:p>2</text:p>
          </table:table-cell>
          <table:table-cell table:style-name="ce44" office:value-type="string">
            <text:p>2x420mm (axe Y)</text:p>
            <text:p>2x315mm (axe X)</text:p>
          </table:table-cell>
          <table:table-cell table:style-name="ce44"/>
          <table:table-cell table:number-columns-repeated="1020"/>
        </table:table-row>
        <table:table-row table:style-name="ro7">
          <table:table-cell table:style-name="ce5" office:value-type="string">
            <text:p>T5 timing belt 1m</text:p>
          </table:table-cell>
          <table:table-cell table:style-name="ce27" office:value-type="float" office:value="2">
            <text:p>2</text:p>
          </table:table-cell>
          <table:table-cell table:style-name="ce45" office:value-type="string">
            <text:p>1x870mm (axe Y)</text:p>
            <text:p>1x580mm (axe X)</text:p>
          </table:table-cell>
          <table:table-cell table:style-name="ce45"/>
          <table:table-cell table:style-name="ce56" table:number-columns-repeated="1014"/>
          <table:table-cell table:number-columns-repeated="6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27" office:value-type="float" office:value="3">
            <text:p>3</text:p>
          </table:table-cell>
          <table:table-cell table:style-name="ce37" table:number-columns-repeated="2"/>
          <table:table-cell table:style-name="ce56" table:number-columns-repeated="1014"/>
          <table:table-cell table:number-columns-repeated="6"/>
        </table:table-row>
        <table:table-row table:style-name="ro3">
          <table:table-cell table:style-name="ce5" office:value-type="string">
            <text:p>Ressorts</text:p>
          </table:table-cell>
          <table:table-cell table:style-name="ce27" office:value-type="float" office:value="7">
            <text:p>7</text:p>
          </table:table-cell>
          <table:table-cell table:style-name="ce44" office:value-type="string">
            <text:p>plateau, extrudeur et axe Z</text:p>
          </table:table-cell>
          <table:table-cell table:style-name="ce44"/>
          <table:table-cell table:number-columns-repeated="1020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27" office:value-type="float" office:value="1">
            <text:p>1</text:p>
          </table:table-cell>
          <table:table-cell table:style-name="ce37"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>
            <text:p>Visseri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5" office:value-type="string">
            <text:p>Clou 1x20mm</text:p>
          </table:table-cell>
          <table:table-cell table:style-name="ce27" office:value-type="float" office:value="110">
            <text:p>110</text:p>
          </table:table-cell>
          <table:table-cell table:style-name="ce46" office:value-type="string">
            <text:p>assemblage mallette</text:p>
          </table:table-cell>
          <table:table-cell table:style-name="ce46"/>
          <table:table-cell table:number-columns-repeated="1020"/>
        </table:table-row>
        <table:table-row table:style-name="ro8">
          <table:table-cell table:style-name="ce8" office:value-type="string">
            <text:p>M3x20</text:p>
          </table:table-cell>
          <table:table-cell table:style-name="ce30" office:value-type="float" office:value="18">
            <text:p>18</text:p>
          </table:table-cell>
          <table:table-cell table:style-name="ce8" office:value-type="string">
            <text:p>4 (alim)</text:p>
            <text:p>4 (sanguinololu)</text:p>
            <text:p>10 (résistances platea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40</text:p>
          </table:table-cell>
          <table:table-cell table:style-name="ce30" office:value-type="float" office:value="12">
            <text:p>12</text:p>
          </table:table-cell>
          <table:table-cell table:style-name="ce8" office:value-type="string">
            <text:p>8 (base Z)</text:p>
            <text:p>4 (ressort-platea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15</text:p>
          </table:table-cell>
          <table:table-cell table:style-name="ce30" office:value-type="float" office:value="8">
            <text:p>8</text:p>
          </table:table-cell>
          <table:table-cell table:style-name="ce8" office:value-type="string">
            <text:p>4 (chariot Y)</text:p>
            <text:p>4 (serrage poulies al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60</text:p>
          </table:table-cell>
          <table:table-cell table:style-name="ce30" office:value-type="float" office:value="5">
            <text:p>5</text:p>
          </table:table-cell>
          <table:table-cell table:style-name="ce8" office:value-type="string">
            <text:p>4 (moteur Y)</text:p>
            <text:p>1 (réglage pression extrudeur)</text:p>
          </table:table-cell>
          <table:table-cell table:style-name="ce8"/>
          <table:table-cell table:number-columns-repeated="1020"/>
        </table:table-row>
        <table:table-row table:style-name="ro9">
          <table:table-cell table:style-name="ce8" office:value-type="string">
            <text:p>M3x20</text:p>
          </table:table-cell>
          <table:table-cell table:style-name="ce30" office:value-type="float" office:value="30">
            <text:p>30</text:p>
          </table:table-cell>
          <table:table-cell table:style-name="ce8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string">
            <text:p>M3x30</text:p>
          </table:table-cell>
          <table:table-cell table:style-name="ce30" office:value-type="float" office:value="4">
            <text:p>4</text:p>
          </table:table-cell>
          <table:table-cell table:style-name="ce8" office:value-type="string">
            <text:p>maintien écrous M8 prisonniers axe Z</text:p>
          </table:table-cell>
          <table:table-cell table:style-name="ce8"/>
          <table:table-cell table:number-columns-repeated="1020"/>
        </table:table-row>
        <table:table-row table:style-name="ro8">
          <table:table-cell table:style-name="ce8" office:value-type="string">
            <text:p>M3x40</text:p>
          </table:table-cell>
          <table:table-cell table:style-name="ce30" office:value-type="float" office:value="4">
            <text:p>4</text:p>
          </table:table-cell>
          <table:table-cell table:style-name="ce8" office:value-type="string">
            <text:p>2 (moteur extrudeur)</text:p>
            <text:p>1 (articulation extrudeur)</text:p>
            <text:p>1 (réglage hauteur Z)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string">
            <text:p>M3x12</text:p>
          </table:table-cell>
          <table:table-cell table:style-name="ce30" office:value-type="float" office:value="2">
            <text:p>2</text:p>
          </table:table-cell>
          <table:table-cell table:style-name="ce8" office:value-type="string">
            <text:p>fixation extrudeur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10</text:p>
          </table:table-cell>
          <table:table-cell table:style-name="ce30" office:value-type="float" office:value="12">
            <text:p>12</text:p>
          </table:table-cell>
          <table:table-cell table:style-name="ce8" office:value-type="string">
            <text:p>8 (moteurs Z)</text:p>
            <text:p>4 (fixation guidages X sur pièces imprimées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Ecroux nylstop M3</text:p>
          </table:table-cell>
          <table:table-cell table:style-name="ce30" office:value-type="float" office:value="21">
            <text:p>21</text:p>
          </table:table-cell>
          <table:table-cell table:style-name="ce8" office:value-type="string">
            <text:p>20 (chariot X)</text:p>
            <text:p>1 (réglage Z)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 office:value-type="string">
            <text:p>Ecroux M3</text:p>
          </table:table-cell>
          <table:table-cell table:style-name="ce30" office:value-type="float" office:value="50">
            <text:p>50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8" office:value-type="string">
            <text:p>Ecrous M8</text:p>
          </table:table-cell>
          <table:table-cell table:style-name="ce30" office:value-type="float" office:value="6">
            <text:p>6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30" office:value-type="float" office:value="2">
            <text:p>2</text:p>
          </table:table-cell>
          <table:table-cell table:style-name="ce17" office:value-type="string">
            <text:p>prisonniers axe Z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30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Tige filetée M8 inox A2 roulée 1m</text:p>
          </table:table-cell>
          <table:table-cell table:style-name="ce27" office:value-type="float" office:value="1">
            <text:p>1</text:p>
          </table:table-cell>
          <table:table-cell table:style-name="ce17" office:value-type="string">
            <text:p>2x345mm (axe Z)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5" office:value-type="string">
            <text:p>Tube alu 12mm x1m</text:p>
          </table:table-cell>
          <table:table-cell table:style-name="ce27" office:value-type="float" office:value="2">
            <text:p>2</text:p>
          </table:table-cell>
          <table:table-cell table:style-name="ce17" office:value-type="string">
            <text:p>4x410mm (axe Z)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4" office:value-type="string">
            <text:p>Mallett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27" office:value-type="float" office:value="2">
            <text:p>2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hâssis (flancs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hâssis (avant et arrière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apot (flancs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apot (avant et arrière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28" office:value-type="float" office:value="4">
            <text:p>4</text:p>
          </table:table-cell>
          <table:table-cell table:style-name="ce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28" office:value-type="float" office:value="1">
            <text:p>1</text:p>
          </table:table-cell>
          <table:table-cell table:style-name="ce6" office:value-type="string">
            <text:p>adhésive pour l'intérieur du capot</text:p>
          </table:table-cell>
          <table:table-cell table:style-name="ce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31" office:value-type="float" office:value="1">
            <text:p>1</text:p>
          </table:table-cell>
          <table:table-cell table:style-name="ce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27" office:value-type="float" office:value="1">
            <text:p>1</text:p>
          </table:table-cell>
          <table:table-cell table:style-name="ce43" office:value-type="string">
            <text:p>support plateau</text:p>
          </table:table-cell>
          <table:table-cell table:style-name="ce43"/>
          <table:table-cell table:style-name="ce56" table:number-columns-repeated="1014"/>
          <table:table-cell table:number-columns-repeated="6"/>
        </table:table-row>
        <table:table-row table:style-name="ro3" table:number-rows-repeated="104847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F2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ICHE_PREPA.A11:FICHE_PREPA.D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 style:data-style-name="N2" text:time-value="0000-00-00T20:44:30.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3-31T00:17:45.12</dc:date>
    <meta:editing-duration>P8DT10H21M15S</meta:editing-duration>
    <meta:editing-cycles>522</meta:editing-cycles>
    <meta:document-statistic meta:table-count="2" meta:cell-count="559" meta:object-count="0"/>
  </office:meta>
</office:document-meta>
</file>